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075cm" table:align="margins"/>
    </style:style>
    <style:style style:name="Table1.A" style:family="table-column">
      <style:table-column-properties style:column-width="7.692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12pt" fo:language="en" fo:country="US" officeooo:rsid="003c8a5f" style:font-size-asian="12pt" style:font-size-complex="12pt"/>
    </style:style>
    <style:style style:name="T6" style:family="text">
      <style:text-properties style:font-name="Arial" fo:font-size="12pt" fo:language="en" fo:country="US" officeooo:rsid="003f1d0d" style:font-size-asian="12pt" style:font-size-complex="12pt"/>
    </style:style>
    <style:style style:name="T7" style:family="text">
      <style:text-properties style:font-name="Arial" fo:font-size="12pt" fo:language="en" fo:country="US" officeooo:rsid="0041733e" style:font-size-asian="12pt" style:font-size-complex="12pt"/>
    </style:style>
    <style:style style:name="T8" style:family="text">
      <style:text-properties style:font-name="Arial" fo:font-size="12pt" fo:language="en" fo:country="US" officeooo:rsid="00435aee" style:font-size-asian="12pt" style:font-size-complex="12pt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3" style:family="text">
      <style:text-properties style:font-name="Arial" fo:font-size="18pt" fo:language="en" fo:country="US" fo:font-weight="bold" officeooo:rsid="00488482" style:font-size-asian="18pt" style:font-size-complex="18pt"/>
    </style:style>
    <style:style style:name="T14" style:family="text">
      <style:text-properties fo:font-style="italic"/>
    </style:style>
    <style:style style:name="T15" style:family="text">
      <style:text-properties fo:font-style="italic" officeooo:rsid="00240289"/>
    </style:style>
    <style:style style:name="T16" style:family="text">
      <style:text-properties fo:font-style="italic" officeooo:rsid="004d06ff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b263a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a6561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b0bd4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4c84c7" style:font-size-asian="12pt" style:font-size-complex="12pt"/>
    </style:style>
    <style:style style:name="T31" style:family="text">
      <style:text-properties officeooo:rsid="0047a2ab"/>
    </style:style>
    <style:style style:name="T32" style:family="text">
      <style:text-properties officeooo:rsid="004de9c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8"><text:span text:style-name="T11">eProsima </text:span><text:span text:style-name="T13">Fast</text:span><text:span text:style-name="T12">RPC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6"><text:span text:style-name="T20">To install </text:span><text:span text:style-name="T24">eProsima </text:span><text:span text:style-name="T26">Fast</text:span><text:span text:style-name="T25">RPC</text:span><text:span text:style-name="T17"> </text:span><text:span text:style-name="T20">read the </text:span><text:a xlink:type="simple" xlink:href="../doc/pdf/RPC%20-%20Installation%20Manual.pdf"><text:span text:style-name="T21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0">To start using </text:span><text:span text:style-name="T24">eProsima </text:span><text:span text:style-name="T27">Fast</text:span><text:span text:style-name="T25">RPC</text:span><text:span text:style-name="T17"> </text:span><text:span text:style-name="T18">read the</text:span><text:span text:style-name="T22"> </text:span><text:a xlink:type="simple" xlink:href="../doc/pdf/RPC%20-%20DDS%20-%20User%20Manual.pdf"><text:span text:style-name="T21">RPC over </text:span></text:a><text:a xlink:type="simple" xlink:href="../doc/pdf/RPC%20-%20DDS%20-%20User%20Manual.pdf"><text:span text:style-name="T23">DDS</text:span></text:a><text:a xlink:type="simple" xlink:href="../doc/pdf/RPC%20-%20DDS%20-%20User%20Manual.pdf"><text:span text:style-name="T21"> User Manual</text:span></text:a><text:span text:style-name="T4">. </text:span><text:span text:style-name="T8">This document explains the usage of the product and provides some examples.</text:span></text:p>
      <text:p text:style-name="P6"><text:span text:style-name="T1">Th</text:span><text:span text:style-name="T6">ese</text:span><text:span text:style-name="T1"> document</text:span><text:span text:style-name="T4">s</text:span><text:span text:style-name="T1"> cover </text:span><text:span text:style-name="T7">both </text:span><text:span text:style-name="T1">basic and advance</text:span><text:span text:style-name="T5">d</text:span><text:span text:style-name="T1"> concepts of this product.</text:span></text:p>
      <text:p text:style-name="P7"/>
      <text:p text:style-name="P5">Copyright © 2013 eProsima. All rights reserved.</text:p>
      <text:p text:style-name="P4">This copy of <text:span text:style-name="T14">eProsima </text:span><text:span text:style-name="T16">Fast</text:span><text:span text:style-name="T15">RPC</text:span> is licensed to you under the terms described in the <text:span text:style-name="T32">FAST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4-30T17:31:22.829476015</dc:date>
    <meta:editing-duration>PT46M12S</meta:editing-duration>
    <meta:editing-cycles>90</meta:editing-cycles>
    <meta:generator>LibreOffice/4.2.3.3$Linux_X86_64 LibreOffice_project/420$Build-3</meta:generator>
    <dc:creator>Ricardo González</dc:creator>
    <meta:document-statistic meta:table-count="1" meta:image-count="1" meta:object-count="0" meta:page-count="1" meta:paragraph-count="9" meta:word-count="117" meta:character-count="735" meta:non-whitespace-character-count="629"/>
  </office:meta>
</office:document-meta>
</file>